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2" style:family="table">
      <style:table-properties style:width="17cm" table:align="margins" fo:keep-with-next="alway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216cm" fo:margin-left="-0.191cm" fo:margin-top="0cm" fo:margin-bottom="0cm" table:align="left" style:writing-mode="lr-tb"/>
    </style:style>
    <style:style style:name="Tabelle4.A" style:family="table-column">
      <style:table-column-properties style:column-width="8.465cm"/>
    </style:style>
    <style:style style:name="Tabelle4.B" style:family="table-column">
      <style:table-column-properties style:column-width="8.751cm"/>
    </style:style>
    <style:style style:name="Tabelle4.1" style:family="table-row">
      <style:table-row-properties style:min-row-height="4.189cm" fo:keep-together="auto"/>
    </style:style>
    <style:style style:name="Tabelle4.A1" style:family="table-cell">
      <style:table-cell-properties fo:padding="0.106cm" fo:border-left="1pt solid #000001" fo:border-right="none" fo:border-top="1pt solid #000001" fo:border-bottom="1pt solid #000001" style:writing-mode="lr-tb"/>
    </style:style>
    <style:style style:name="Tabelle4.B1" style:family="table-cell">
      <style:table-cell-properties fo:padding="0.106cm" fo:border="1pt solid #000001" style:writing-mode="lr-tb"/>
    </style:style>
    <style:style style:name="Tabelle4.2" style:family="table-row">
      <style:table-row-properties style:min-row-height="5.856cm" fo:keep-together="auto"/>
    </style:style>
    <style:style style:name="Tabelle4.B2" style:family="table-cell">
      <style:table-cell-properties fo:padding="0.106cm" fo:border-left="1pt solid #000001" fo:border-right="1pt solid #000001" fo:border-top="none" fo:border-bottom="1pt solid #000001" style:writing-mode="lr-tb"/>
    </style:style>
    <style:style style:name="Tabelle4.3" style:family="table-row">
      <style:table-row-properties style:min-row-height="2.787cm" fo:keep-together="auto"/>
    </style:style>
    <style:style style:name="Tabelle4.4" style:family="table-row">
      <style:table-row-properties style:min-row-height="3.173cm" fo:keep-together="auto"/>
    </style:style>
    <style:style style:name="Tabelle4.A4" style:family="table-cell">
      <style:table-cell-properties fo:padding="0.176cm" fo:border="1pt solid #000001" style:writing-mode="lr-tb"/>
    </style:style>
    <style:style style:name="P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keep-with-next="always"/>
      <style:text-properties officeooo:paragraph-rsid="00058e2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  <style:text-properties officeooo:paragraph-rsid="00019a07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  <style:text-properties officeooo:paragraph-rsid="00036da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  <style:text-properties officeooo:paragraph-rsid="00058e2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/>
      <style:text-properties officeooo:paragraph-rsid="00019a07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/>
      <style:text-properties officeooo:paragraph-rsid="00036da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/>
      <style:text-properties officeooo:rsid="0003f15c" officeooo:paragraph-rsid="0003f15c"/>
    </style:style>
    <style:style style:name="P9" style:family="paragraph" style:parent-style-name="Standard">
      <style:paragraph-properties fo:margin-top="0cm" fo:margin-bottom="0cm" loext:contextual-spacing="false"/>
    </style:style>
    <style:style style:name="P10" style:family="paragraph" style:parent-style-name="Standard" style:master-page-name="Standard">
      <style:paragraph-properties fo:margin-top="0cm" fo:margin-bottom="0cm" loext:contextual-spacing="false" style:page-number="1"/>
    </style:style>
    <style:style style:name="P11" style:family="paragraph" style:parent-style-name="Standard" style:list-style-name="L1">
      <style:paragraph-properties fo:margin-top="0cm" fo:margin-bottom="0cm" loext:contextual-spacing="false" fo:line-height="115%" fo:text-align="start" style:justify-single-word="false" fo:keep-together="auto" fo:orphans="0" fo:widows="0" fo:keep-with-next="auto"/>
    </style:style>
    <style:style style:name="P12" style:family="paragraph" style:parent-style-name="Standard" style:list-style-name="L2">
      <style:paragraph-properties fo:margin-top="0cm" fo:margin-bottom="0cm" loext:contextual-spacing="false" fo:line-height="115%" fo:text-align="start" style:justify-single-word="false" fo:keep-together="auto" fo:orphans="0" fo:widows="0" fo:keep-with-next="auto"/>
    </style:style>
    <style:style style:name="P13" style:family="paragraph" style:parent-style-name="Standard" style:list-style-name="L3">
      <style:paragraph-properties fo:margin-top="0cm" fo:margin-bottom="0cm" loext:contextual-spacing="false" fo:line-height="115%" fo:text-align="start" style:justify-single-word="false" fo:keep-together="auto" fo:orphans="0" fo:widows="0" fo:keep-with-next="auto"/>
    </style:style>
    <style:style style:name="P14" style:family="paragraph" style:parent-style-name="Standard" style:list-style-name="L5">
      <style:paragraph-properties fo:margin-top="0cm" fo:margin-bottom="0cm" loext:contextual-spacing="false" fo:line-height="115%" fo:text-align="start" style:justify-single-word="false" fo:keep-together="auto" fo:orphans="0" fo:widows="0" fo:keep-with-next="auto"/>
      <style:text-properties officeooo:paragraph-rsid="00019a07"/>
    </style:style>
    <style:style style:name="P15" style:family="paragraph" style:parent-style-name="Standard" style:list-style-name="L3">
      <style:paragraph-properties fo:margin-top="0cm" fo:margin-bottom="0cm" loext:contextual-spacing="false" fo:line-height="115%" fo:text-align="start" style:justify-single-word="false" fo:keep-together="auto" fo:orphans="0" fo:widows="0" fo:keep-with-next="auto"/>
      <style:text-properties officeooo:rsid="0001e1bd" officeooo:paragraph-rsid="0001e1bd"/>
    </style:style>
    <style:style style:name="P16" style:family="paragraph" style:parent-style-name="Standard" style:list-style-name="L1">
      <style:paragraph-properties fo:margin-top="0cm" fo:margin-bottom="0cm" loext:contextual-spacing="false" fo:line-height="115%" fo:text-align="start" style:justify-single-word="false" fo:orphans="0" fo:widows="0"/>
      <style:text-properties officeooo:rsid="0003f15c" officeooo:paragraph-rsid="0003f15c"/>
    </style:style>
    <style:style style:name="P17" style:family="paragraph" style:parent-style-name="Standard" style:list-style-name="L3">
      <style:paragraph-properties fo:margin-top="0cm" fo:margin-bottom="0cm" loext:contextual-spacing="false" fo:line-height="115%" fo:text-align="start" style:justify-single-word="false" fo:orphans="0" fo:widows="0"/>
      <style:text-properties officeooo:paragraph-rsid="0001e1bd"/>
    </style:style>
    <style:style style:name="P18" style:family="paragraph" style:parent-style-name="Standard" style:list-style-name="L4">
      <style:paragraph-properties fo:margin-top="0cm" fo:margin-bottom="0cm" loext:contextual-spacing="false" fo:line-height="115%" fo:text-align="start" style:justify-single-word="false" fo:orphans="0" fo:widows="0"/>
      <style:text-properties officeooo:rsid="00036dae" officeooo:paragraph-rsid="00036da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019a07" style:font-name-asian="Times New Roman1" style:font-size-asian="12pt" style:font-style-asian="normal" style:font-weight-asian="normal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01e1bd" style:font-name-asian="Times New Roman1" style:font-size-asian="12pt" style:font-style-asian="normal" style:font-weight-asian="normal" style:font-name-complex="Times New Roman1" style:font-size-complex="12pt"/>
    </style:style>
    <style:style style:name="T4" style:family="text">
      <style:text-properties style:text-position="super 58%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officeooo:rsid="0001e1bd"/>
    </style:style>
    <style:style style:name="T7" style:family="text">
      <style:text-properties officeooo:rsid="00036dae"/>
    </style:style>
    <style:style style:name="T8" style:family="text">
      <style:text-properties officeooo:rsid="0003f15c"/>
    </style:style>
    <style:style style:name="T9" style:family="text">
      <style:text-properties officeooo:rsid="0007759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9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5">Project: Solar Charger</text:p>
          </table:table-cell>
          <table:table-cell table:style-name="Tabelle2.B1" office:value-type="string">
            <text:p text:style-name="P5">Date: 26<text:span text:style-name="T4">th</text:span> November 2016</text:p>
          </table:table-cell>
        </table:table-row>
        <table:table-row>
          <table:table-cell table:style-name="Tabelle2.A2" office:value-type="string">
            <text:p text:style-name="P1"><text:span text:style-name="T1">CC-BY-SA </text:span><text:span text:style-name="T2">(digital) </text:span><text:span text:style-name="T1">CERN OHL </text:span><text:span text:style-name="T2">(</text:span><text:span text:style-name="T3">h</text:span><text:span text:style-name="T2">ardware)</text:span></text:p>
          </table:table-cell>
          <table:table-cell table:style-name="Tabelle2.B2" office:value-type="string">
            <text:p text:style-name="P5">O<text:span text:style-name="T6">pen </text:span>H<text:span text:style-name="T6">ardware </text:span>Guide</text:p>
          </table:table-cell>
        </table:table-row>
      </table:table>
      <text:p text:style-name="Table"/>
      <text:p text:style-name="P9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table:number-rows-spanned="3" office:value-type="string">
            <text:p text:style-name="P2">Steps:</text:p>
            <text:list xml:id="list4435937193046186764" text:style-name="L1">
              <text:list-item>
                <text:p text:style-name="P11">Draw diagram of the charger for easy understanding <text:span text:style-name="T6">(optional)</text:span></text:p>
              </text:list-item>
              <text:list-item>
                <text:p text:style-name="P11">Open your ASKotec kit for tools</text:p>
              </text:list-item>
              <text:list-item>
                <text:p text:style-name="P11">Get circuit board and fix the diodes in</text:p>
              </text:list-item>
              <text:list-item>
                <text:p text:style-name="P11">Fix the resistors in the front of the diodes</text:p>
              </text:list-item>
              <text:list-item>
                <text:p text:style-name="P11">Connect other to the LED lights to the negative side</text:p>
              </text:list-item>
              <text:list-item>
                <text:p text:style-name="P11">Fix the capacitors with long side connected to the diode</text:p>
              </text:list-item>
              <text:list-item>
                <text:p text:style-name="P11">Fix regulator with black side facing you and connect to the diode</text:p>
              </text:list-item>
              <text:list-item>
                <text:p text:style-name="P11">Connect the other side to the capacitor <text:s/>(long side connected)</text:p>
              </text:list-item>
              <text:list-item>
                <text:p text:style-name="P11">Connect all the negatives sides together</text:p>
              </text:list-item>
              <text:list-item>
                <text:p text:style-name="P11">Cross the middle pin to the negative with side to diode</text:p>
              </text:list-item>
              <text:list-item>
                <text:p text:style-name="P11">Behind the diode connect the positive wire from solar</text:p>
              </text:list-item>
              <text:list-item>
                <text:p text:style-name="P11">And the other negative from the other end</text:p>
              </text:list-item>
              <text:list-item>
                <text:p text:style-name="P11">Connect female USB. Positive on red and negative <text:span text:style-name="T8">on black</text:span></text:p>
              </text:list-item>
              <text:list-item>
                <text:p text:style-name="P16">Test the Solar Charger in the sun</text:p>
              </text:list-item>
            </text:list>
            <text:p text:style-name="P2"><text:s/></text:p>
          </table:table-cell>
          <table:table-cell table:style-name="Tabelle4.B1" office:value-type="string">
            <text:p text:style-name="P2">Tools:</text:p>
            <text:list xml:id="list8751943022569686582" text:style-name="L2">
              <text:list-item>
                <text:p text:style-name="P12">Indentical wire (red and black)</text:p>
              </text:list-item>
              <text:list-item>
                <text:p text:style-name="P12">Soldering iron</text:p>
              </text:list-item>
              <text:list-item>
                <text:p text:style-name="P12">Soldering grease</text:p>
              </text:list-item>
              <text:list-item>
                <text:p text:style-name="P12">Sucker</text:p>
              </text:list-item>
              <text:list-item>
                <text:p text:style-name="P12">Helping hand</text:p>
              </text:list-item>
              <text:list-item>
                <text:p text:style-name="P12">Soldering wires</text:p>
              </text:list-item>
            </text:list>
          </table:table-cell>
        </table:table-row>
        <table:table-row table:style-name="Tabelle4.2">
          <table:covered-table-cell/>
          <table:table-cell table:style-name="Tabelle4.B2" office:value-type="string">
            <text:p text:style-name="P2">Materials</text:p>
            <text:list xml:id="list7357733163562467095" text:style-name="L3">
              <text:list-item>
                <text:p text:style-name="P15">Solar panel 8V +/- 250mA</text:p>
              </text:list-item>
              <text:list-item>
                <text:p text:style-name="P17">Resistor 1200 <text:span text:style-name="T9">Ohm</text:span> <text:span text:style-name="T9">(1. Option)<text:line-break/>Resistor 600 Ohm (2. Option)</text:span></text:p>
              </text:list-item>
              <text:list-item>
                <text:p text:style-name="P13"><text:span text:style-name="T9">1 </text:span>Diode</text:p>
              </text:list-item>
              <text:list-item>
                <text:p text:style-name="P13">Capacitor one 10mf</text:p>
              </text:list-item>
              <text:list-item>
                <text:p text:style-name="P13">Capacitor two 100 mf</text:p>
              </text:list-item>
              <text:list-item>
                <text:p text:style-name="P13">Female USB</text:p>
              </text:list-item>
              <text:list-item>
                <text:p text:style-name="P13"><text:span text:style-name="T6">5V </text:span>Regulato<text:span text:style-name="T6">r</text:span></text:p>
              </text:list-item>
              <text:list-item>
                <text:p text:style-name="P13">Circuit board</text:p>
              </text:list-item>
              <text:list-item>
                <text:p text:style-name="P13">LED light (red one)</text:p>
              </text:list-item>
            </text:list>
          </table:table-cell>
        </table:table-row>
        <table:table-row table:style-name="Tabelle4.3">
          <table:covered-table-cell/>
          <table:table-cell table:style-name="Tabelle4.B2" office:value-type="string">
            <text:p text:style-name="P3">Tips and Usage</text:p>
            <text:p text:style-name="P3">1.<text:span text:style-name="T5"> <text:s text:c="4"/></text:span>Can be used for charging phones</text:p>
            <text:p text:style-name="P3">2.<text:span text:style-name="T5"> <text:s text:c="4"/></text:span>Environment friendly</text:p>
            <text:p text:style-name="P3">3.<text:span text:style-name="T5"> <text:s text:c="4"/></text:span>Saves mone<text:span text:style-name="T8">y</text:span></text:p>
            <text:p text:style-name="P8">4. <text:s text:c="2"/>Test with mobilephone or LED light</text:p>
          </table:table-cell>
        </table:table-row>
        <table:table-row table:style-name="Tabelle4.4">
          <table:table-cell table:style-name="Tabelle4.A4" table:number-columns-spanned="2" office:value-type="string">
            <text:p text:style-name="P4">Open for improvements</text:p>
            <text:list xml:id="list2994005185239134510" text:style-name="L4">
              <text:list-item>
                <text:p text:style-name="P18">Build a casing</text:p>
              </text:list-item>
            </text:list>
            <text:p text:style-name="P7">Open Questions:</text:p>
            <text:list xml:id="list2522493352545498365" text:style-name="L5">
              <text:list-item>
                <text:p text:style-name="P14">How <text:span text:style-name="T7">to find</text:span> + and – wires on female USB <text:span text:style-name="T7">(if not red and black)?</text:span></text:p>
              </text:list-item>
              <text:list-item>
                <text:p text:style-name="P14">What if somebody is surrounded with no material, <text:span text:style-name="T7">how to use old electronics</text:span>?</text:p>
              </text:list-item>
            </text:list>
            <text:p text:style-name="P6"/>
          </table:table-cell>
          <table:covered-table-cell/>
        </table:table-row>
      </table:table>
      <text:p text:style-name="P9"><text:s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de" fo:country="DE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2pt" fo:language="de" fo:country="DE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6-10T19:11:27.832654810</dc:date>
    <dc:creator>TW </dc:creator>
    <meta:editing-duration>PT25M49S</meta:editing-duration>
    <meta:editing-cycles>7</meta:editing-cycles>
    <meta:document-statistic meta:table-count="2" meta:image-count="0" meta:object-count="0" meta:page-count="1" meta:paragraph-count="48" meta:word-count="281" meta:character-count="1481" meta:non-whitespace-character-count="1260"/>
  </office:meta>
</office:document-meta>
</file>